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 table:print-ranges="Sheet1.A1:Sheet1.K22">
        <table:table-column table:style-name="co1" table:default-cell-style-name="ce3"/>
        <table:table-column table:style-name="co1" table:number-columns-repeated="10" table:default-cell-style-name="ce5"/>
        <table:table-column table:style-name="co1" table:number-columns-repeated="1012" table:default-cell-style-name="ce7"/>
        <table:table-column table:style-name="co1" table:default-cell-style-name="ce8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Mom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Dad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Robyn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Tessa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Chloe</text:p>
          </table:table-cell>
          <table:covered-table-cell table:style-name="ce6"/>
          <table:table-cell table:style-name="Default"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Mon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Tues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Wednes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Thurs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Fri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Satur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Sunda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hore Assignments</text:p>
      </style:header>
      <style:header-left style:display="false"/>
      <style:footer>
        <text:p><text:date style:data-style-name="N2" text:date-value="2017-06-25">0000-00-00</text:dat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6:36:21.991928914</meta:creation-date>
    <meta:generator>LibreOffice/4.2.8.2$Linux_X86_64 LibreOffice_project/420m0$Build-2</meta:generator>
    <dc:date>2017-06-25T16:52:29.444486257</dc:date>
    <meta:editing-duration>PT14M51S</meta:editing-duration>
    <meta:editing-cycles>2</meta:editing-cycles>
    <meta:print-date>2017-06-25T16:50:55.439182797</meta:print-date>
    <meta:document-statistic meta:table-count="1" meta:cell-count="12" meta:object-count="0"/>
  </office:meta>
</office:document-meta>
</file>